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xlink="http://www.w3.org/1999/xlink" xmlns:manifest="urn:oasis:names:tc:opendocument:xmlns:manifest:1.0" xmlns:chart="urn:oasis:names:tc:opendocument:xmlns:chart:1.0" xmlns:table="urn:oasis:names:tc:opendocument:xmlns:table:1.0">
  <manifest:file-entry manifest:full-path="/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3972E617BB8C469FAEE6474CC23A007B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xlink="http://www.w3.org/1999/xlink" xmlns:manifest="urn:oasis:names:tc:opendocument:xmlns:manifest:1.0" xmlns:chart="urn:oasis:names:tc:opendocument:xmlns:chart:1.0" xmlns:table="urn:oasis:names:tc:opendocument:xmlns:table:1.0" office:version="1.2">
  <office:automatic-styles>
    <style:style style:name="dp1" style:family="drawing-page" style:display-name="dp1">
      <style:drawing-page-properties presentation:transition-type="automatic" presentation:transition-style="move-from-top" presentation:duration="PT5S"/>
    </style:style>
  </office:automatic-styles>
  <office:body>
    <office:presentation>
      <draw:page draw:style-name="dp1" draw:master-page-name="MyMaster">
        <draw:frame presentation:style-name="MyMaster-title" svg:width="720pt" svg:height="56pt" svg:x="40pt" svg:y="10pt">
          <draw:text-box>
            <text:p>./robot.png</text:p>
          </draw:text-box>
        </draw:frame>
        <draw:frame presentation:style-name="MyMaster-photo" svg:width="990.000000pt" svg:height="1560.000000pt" svg:x="-95.000000pt" svg:y="56pt">
          <draw:image xlink:href="Pictures/3972E617BB8C469FAEE6474CC23A007B.png"/>
        </draw:frame>
      </draw:page>
    </office:presentation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xlink="http://www.w3.org/1999/xlink" xmlns:manifest="urn:oasis:names:tc:opendocument:xmlns:manifest:1.0" office:version="1.2">
  <office:styles>
    <style:style style:name="MyMaster-title" style:family="presentation" style:display-name="MyMaster-title">
      <style:paragraph-properties fo:text-align="center"/>
      <style:text-properties fo:font-size="34pt"/>
      <style:graphic-properties draw:fill-color="#ffff99"/>
    </style:style>
    <style:style style:name="MyMaster-photo" style:family="presentation" style:display-name="MyMaster-photo"/>
  </office:styles>
  <office:automatic-styles>
    <style:page-layout style:name="MyLayout">
      <style:page-layout-properties fo:margin="0pt" fo:page-width="800pt" fo:page-height="600pt" style:print-orientation="landscape"/>
    </style:page-layout>
  </office:automatic-styles>
  <office:master-styles>
    <style:master-page style:name="MyMaster" style:page-layout-name="MyLayout" style:display-name="MyMaster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presentation="urn:oasis:names:tc:opendocument:xmlns:presentation:1.0" xmlns:svg="urn:oasis:names:tc:opendocument:xmlns:svg-compatible:1.0" xmlns:xlink="http://www.w3.org/1999/xlink" xmlns:manifest="urn:oasis:names:tc:opendocument:xmlns:manifest:1.0" xmlns:chart="urn:oasis:names:tc:opendocument:xmlns:chart:1.0" xmlns:table="urn:oasis:names:tc:opendocument:xmlns:table:1.0" office:version="1.2">
  <office:meta>
    <meta:generator>ODFPY/1.4.0</meta:generator>
  </office:meta>
</office:document-meta>
</file>